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normal" officeooo:rsid="0013811c" officeooo:paragraph-rsid="0013811c" style:font-size-asian="16pt" style:font-weight-asian="normal" style:font-size-complex="16pt" style:font-weight-complex="normal"/>
    </style:style>
    <style:style style:name="P2" style:family="paragraph" style:parent-style-name="Standard">
      <style:text-properties fo:font-size="16pt" fo:font-weight="normal" officeooo:rsid="0013811c" officeooo:paragraph-rsid="00156c18"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style="normal" fo:font-weight="normal" officeooo:rsid="00261adf" officeooo:paragraph-rsid="0018755c"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fo:font-size="16pt" fo:font-style="normal" fo:font-weight="normal" officeooo:rsid="00261adf" officeooo:paragraph-rsid="001a74fa"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fo:font-size="16pt" fo:font-style="normal" fo:font-weight="normal" officeooo:rsid="00270ff5" officeooo:paragraph-rsid="001a74fa"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font-size="16pt" fo:font-style="normal" fo:font-weight="normal" officeooo:rsid="0028eb7b" officeooo:paragraph-rsid="001a74fa"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font-size="16pt" fo:font-style="normal" fo:font-weight="normal" officeooo:rsid="0028eb7b" officeooo:paragraph-rsid="001c1d45"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font-size="16pt" fo:font-style="normal" fo:font-weight="normal" officeooo:rsid="0031eec8" officeooo:paragraph-rsid="001a74fa"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font-size="16pt" fo:font-style="normal" fo:font-weight="normal" officeooo:rsid="00245f97" officeooo:paragraph-rsid="001a74fa"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16pt" fo:font-style="normal" fo:font-weight="normal" officeooo:rsid="002790c7" officeooo:paragraph-rsid="001c1d45"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font-size="16pt" fo:font-style="normal" fo:font-weight="normal" officeooo:rsid="002a3212" officeooo:paragraph-rsid="001c1d45"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font-size="16pt" fo:font-style="normal" fo:font-weight="normal" officeooo:rsid="002ac9d4" officeooo:paragraph-rsid="001c1d45"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fo:font-weight="normal" officeooo:rsid="002acdc5" officeooo:paragraph-rsid="001c1d45"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16pt" fo:font-style="normal" fo:font-weight="normal" officeooo:rsid="002f3769" officeooo:paragraph-rsid="001c1d45"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fo:font-size="16pt" fo:font-style="normal" fo:font-weight="normal" officeooo:rsid="0030a1ca" officeooo:paragraph-rsid="001c1d45"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fo:font-weight="normal" officeooo:rsid="00319adc" officeooo:paragraph-rsid="001c1d45"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fo:font-weight="normal" officeooo:rsid="002b206a" officeooo:paragraph-rsid="001c79e9"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16pt" fo:font-style="normal" fo:font-weight="normal" officeooo:rsid="00261adf" officeooo:paragraph-rsid="0018755c" fo:background-color="transparent"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font-size="16pt" fo:font-style="normal" fo:font-weight="normal" officeooo:rsid="00261adf" officeooo:paragraph-rsid="001c79e9" fo:background-color="transparent"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74fa" officeooo:paragraph-rsid="001a74fa"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74fa" officeooo:paragraph-rsid="001a74fa" fo:background-color="#ffbf00"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74fa" officeooo:paragraph-rsid="001a74fa" fo:background-color="#ff0000"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c79e9" officeooo:paragraph-rsid="001c79e9" fo:background-color="#999999"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style="normal" style:text-underline-style="none" fo:font-weight="normal" officeooo:rsid="001a74fa" officeooo:paragraph-rsid="001a74fa"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28eb7b" officeooo:paragraph-rsid="001a74fa"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28eb7b" officeooo:paragraph-rsid="001c1d45"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31eec8" officeooo:paragraph-rsid="001a74fa" style:font-size-asian="16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31eec8" officeooo:paragraph-rsid="001d676d" style:font-size-asian="16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245f97" officeooo:paragraph-rsid="001a74fa" style:font-size-asian="16pt" style:font-style-asian="normal" style:font-weight-asian="normal" style:font-size-complex="16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1c79e9" officeooo:paragraph-rsid="001c79e9" style:font-size-asian="16pt" style:font-style-asian="normal" style:font-weight-asian="normal" style:font-size-complex="16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261adf" officeooo:paragraph-rsid="001a74fa" style:font-size-asian="16pt" style:font-style-asian="normal" style:font-weight-asian="normal" style:font-size-complex="16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1a74fa" officeooo:paragraph-rsid="001a74fa" fo:background-color="transparent" style:font-size-asian="16pt" style:font-style-asian="normal" style:font-weight-asian="normal" style:font-size-complex="16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245f97" officeooo:paragraph-rsid="001a74fa" fo:background-color="transparent" style:font-size-asian="16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261adf" officeooo:paragraph-rsid="001a74fa" fo:background-color="transparent"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16pt" fo:font-style="normal" style:text-underline-style="none" fo:font-weight="normal" officeooo:rsid="00261adf" officeooo:paragraph-rsid="001c79e9" fo:background-color="transparent"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normal" officeooo:rsid="00270ff5" officeooo:paragraph-rsid="001a74fa" fo:background-color="transparent"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font-size="16pt" fo:font-style="normal" style:text-underline-style="none" fo:font-weight="normal" officeooo:rsid="00275679" officeooo:paragraph-rsid="001a74fa" fo:background-color="transparent"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fo:font-size="16pt" fo:font-style="normal" style:text-underline-style="none" fo:font-weight="normal" officeooo:rsid="002b206a" officeooo:paragraph-rsid="001c79e9" fo:background-color="transparent" style:font-size-asian="16pt" style:font-style-asian="normal" style:font-weight-asian="normal" style:font-size-complex="16pt" style:font-style-complex="normal" style:font-weight-complex="normal"/>
    </style:style>
    <style:style style:name="P39" style:family="paragraph" style:parent-style-name="Standard">
      <style:text-properties fo:font-size="16pt" style:text-underline-style="solid" style:text-underline-width="auto" style:text-underline-color="font-color" fo:font-weight="bold" officeooo:rsid="0013811c" officeooo:paragraph-rsid="0013811c" fo:background-color="#81d41a" style:font-size-asian="16pt" style:font-weight-asian="bold" style:font-size-complex="16pt" style:font-weight-complex="bold"/>
    </style:style>
    <style:style style:name="P40" style:family="paragraph" style:parent-style-name="Standard">
      <style:text-properties fo:font-size="16pt" officeooo:rsid="0013811c" officeooo:paragraph-rsid="0013811c" style:font-size-asian="16pt" style:font-size-complex="16pt"/>
    </style:style>
    <style:style style:name="P41" style:family="paragraph" style:parent-style-name="Standard">
      <style:paragraph-properties fo:text-align="start" style:justify-single-word="false"/>
      <style:text-properties fo:font-size="16pt" officeooo:paragraph-rsid="001a74fa" style:font-size-asian="16pt" style:font-size-complex="16pt"/>
    </style:style>
    <style:style style:name="P4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3811c" officeooo:paragraph-rsid="0013811c" style:font-size-asian="20pt" style:font-weight-asian="bold" style:font-size-complex="20pt" style:font-weight-complex="bold"/>
    </style:style>
    <style:style style:name="T1" style:family="text">
      <style:text-properties officeooo:rsid="00156c18"/>
    </style:style>
    <style:style style:name="T2" style:family="text">
      <style:text-properties officeooo:rsid="0016ca00"/>
    </style:style>
    <style:style style:name="T3" style:family="text">
      <style:text-properties officeooo:rsid="0038f972"/>
    </style:style>
    <style:style style:name="T4" style:family="text">
      <style:text-properties officeooo:rsid="001a74fa"/>
    </style:style>
    <style:style style:name="T5" style:family="text">
      <style:text-properties fo:font-size="14pt" fo:font-style="normal" fo:font-weight="normal" officeooo:rsid="00275679"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officeooo:rsid="001a74fa"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38f972"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38f972"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1a74fa" style:font-size-asian="12.25pt" style:font-style-asian="normal" style:font-weight-asian="normal" style:font-size-complex="14pt" style:font-style-complex="normal" style:font-weight-complex="normal"/>
    </style:style>
    <style:style style:name="T10" style:family="text">
      <style:text-properties fo:font-size="14pt" officeooo:rsid="002f7dce" style:font-size-asian="12.25pt" style:font-size-complex="14pt"/>
    </style:style>
    <style:style style:name="T11" style:family="text">
      <style:text-properties fo:font-size="16pt" style:font-size-asian="16pt" style:font-size-complex="16pt"/>
    </style:style>
    <style:style style:name="T12" style:family="text">
      <style:text-properties fo:font-size="16pt" officeooo:rsid="001a74fa" style:font-size-asian="16pt" style:font-size-complex="16pt"/>
    </style:style>
    <style:style style:name="T13" style:family="text">
      <style:text-properties fo:font-size="16pt" officeooo:rsid="003b723a" style:font-size-asian="16pt" style:font-size-complex="16pt"/>
    </style:style>
    <style:style style:name="T14" style:family="text">
      <style:text-properties officeooo:rsid="00245f97"/>
    </style:style>
    <style:style style:name="T15" style:family="text">
      <style:text-properties officeooo:rsid="00261adf"/>
    </style:style>
    <style:style style:name="T16" style:family="text">
      <style:text-properties officeooo:rsid="00270ff5"/>
    </style:style>
    <style:style style:name="T17" style:family="text">
      <style:text-properties fo:font-style="normal" fo:font-weight="normal" officeooo:rsid="0038f972" style:font-style-asian="normal" style:font-weight-asian="normal" style:font-style-complex="normal" style:font-weight-complex="normal"/>
    </style:style>
    <style:style style:name="T18" style:family="text">
      <style:text-properties fo:font-style="normal" fo:font-weight="normal" officeooo:rsid="00275679" style:font-style-asian="normal" style:font-weight-asian="normal" style:font-style-complex="normal" style:font-weight-complex="normal"/>
    </style:style>
    <style:style style:name="T19" style:family="text">
      <style:text-properties fo:font-style="normal" fo:font-weight="normal" officeooo:rsid="001a74fa" style:font-style-asian="normal" style:font-weight-asian="normal" style:font-style-complex="normal" style:font-weight-complex="normal"/>
    </style:style>
    <style:style style:name="T20" style:family="text">
      <style:text-properties fo:font-style="normal" style:text-underline-style="none" fo:font-weight="normal" officeooo:rsid="0038f972" style:font-style-asian="normal" style:font-weight-asian="normal" style:font-style-complex="normal" style:font-weight-complex="normal"/>
    </style:style>
    <style:style style:name="T21" style:family="text">
      <style:text-properties fo:font-style="normal" style:text-underline-style="none" fo:font-weight="normal" officeooo:rsid="001a74fa" style:font-style-asian="normal" style:font-weight-asian="normal" style:font-style-complex="normal" style:font-weight-complex="normal"/>
    </style:style>
    <style:style style:name="T22" style:family="text">
      <style:text-properties officeooo:rsid="002790c7"/>
    </style:style>
    <style:style style:name="T23" style:family="text">
      <style:text-properties officeooo:rsid="00275679"/>
    </style:style>
    <style:style style:name="T24" style:family="text">
      <style:text-properties officeooo:rsid="0028eb7b"/>
    </style:style>
    <style:style style:name="T25" style:family="text">
      <style:text-properties officeooo:rsid="003b723a"/>
    </style:style>
    <style:style style:name="T26" style:family="text">
      <style:text-properties officeooo:rsid="0031eec8"/>
    </style:style>
    <style:style style:name="T27" style:family="text">
      <style:text-properties officeooo:rsid="003757d8"/>
    </style:style>
    <style:style style:name="T28" style:family="text">
      <style:text-properties officeooo:rsid="001c1d45"/>
    </style:style>
    <style:style style:name="T29" style:family="text">
      <style:text-properties officeooo:rsid="0039512f"/>
    </style:style>
    <style:style style:name="T30" style:family="text">
      <style:text-properties officeooo:rsid="002f3769"/>
    </style:style>
    <style:style style:name="T31" style:family="text">
      <style:text-properties officeooo:rsid="001c79e9"/>
    </style:style>
    <style:style style:name="T32" style:family="text">
      <style:text-properties officeooo:rsid="00261adf" fo:background-color="#dddddd" loext:char-shading-value="0"/>
    </style:style>
    <style:style style:name="T33" style:family="text">
      <style:text-properties officeooo:rsid="00261adf" fo:background-color="transparent" loext:char-shading-value="0"/>
    </style:style>
    <style:style style:name="T34" style:family="text">
      <style:text-properties officeooo:rsid="00261adf" fo:background-color="transparent" loext:char-shading-value="0"/>
    </style:style>
    <style:style style:name="T35" style:family="text">
      <style:text-properties officeooo:rsid="003a421c"/>
    </style:style>
    <style:style style:name="T36" style:family="text">
      <style:text-properties officeooo:rsid="002f7dce"/>
    </style:style>
    <style:style style:name="T37" style:family="text">
      <style:text-properties officeooo:rsid="001d676d"/>
    </style:style>
    <style:style style:name="T38" style:family="text">
      <style:text-properties officeooo:rsid="001f77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Fonctionnalités : prio !</text:p>
      <text:p text:style-name="P40"/>
      <text:p text:style-name="P40"/>
      <text:p text:style-name="P39">Prio 1 :</text:p>
      <text:p text:style-name="P1"/>
      <text:p text:style-name="P1"><text:tab/>1/ Création et connexion compte client.</text:p>
      <text:p text:style-name="P1"/>
      <text:p text:style-name="P1"><text:tab/>2/ Création et connexion admin.</text:p>
      <text:p text:style-name="P1"/>
      <text:p text:style-name="P1"><text:tab/>3/ Création Back Office.</text:p>
      <text:p text:style-name="P1"><text:tab/><text:tab/>a) Annonces d’emplois : </text:p>
      <text:p text:style-name="P1"><text:tab/><text:tab/><text:tab/>- <text:span text:style-name="T1">Postes à pourvoir</text:span></text:p>
      <text:p text:style-name="P2"><text:tab/><text:tab/><text:tab/>- <text:span text:style-name="T1">Recherche de stagiaires et apprentis.</text:span></text:p>
      <text:p text:style-name="P2"><text:tab/><text:tab/><text:tab/>- <text:span text:style-name="T1">Service à contacter.</text:span><text:tab/><text:tab/><text:tab/><text:tab/></text:p>
      <text:p text:style-name="P1"><text:tab/><text:tab/>b) Actualités du parc.</text:p>
      <text:p text:style-name="P1"><text:tab/><text:tab/><text:span text:style-name="T2">c) Offres promotionnelles du parc.</text:span></text:p>
      <text:p text:style-name="P1"/>
      <text:p text:style-name="P1"><text:tab/>4/ Permettre à l’utilisateur de noter les activités <text:span text:style-name="T1">et infrastructures disponibles :</text:span></text:p>
      <text:p text:style-name="P1"><text:tab/><text:tab/><text:span text:style-name="T1">a) Notation.</text:span></text:p>
      <text:p text:style-name="P1"><text:tab/><text:tab/><text:span text:style-name="T1">b) Avis.</text:span></text:p>
      <text:p text:style-name="P1"/>
      <text:p text:style-name="P1"><text:tab/><text:span text:style-name="T1">5/ Informer l’utilisateur sur l’avis des utilisateurs. </text:span></text:p>
      <text:p text:style-name="P1"><text:tab/><text:tab/><text:span text:style-name="T1">a) Notation.</text:span></text:p>
      <text:p text:style-name="P1"><text:tab/><text:tab/><text:span text:style-name="T1">b) Avis.</text:span></text:p>
      <text:p text:style-name="P1"/>
      <text:p text:style-name="P1"><text:tab/><text:span text:style-name="T1">6/ Permettre à l’utilisateur de réserver un séjour au parc.</text:span></text:p>
      <text:p text:style-name="P1"><text:tab/><text:tab/><text:span text:style-name="T1">a) Places disponibles.</text:span></text:p>
      <text:p text:style-name="P1"><text:tab/><text:tab/><text:span text:style-name="T1">b) Réservation. </text:span></text:p>
      <text:p text:style-name="P1"/>
      <text:p text:style-name="P1"><text:tab/><text:span text:style-name="T2">7/ Mettre en place un système de FàQ regroupant les demandes posées par les utilisateurs.</text:span></text:p>
      <text:p text:style-name="P1"/>
      <text:p text:style-name="P3"><text:tab/></text:p>
      <text:p text:style-name="P3"/>
      <text:p text:style-name="P3"/>
      <text:p text:style-name="P21">Prio 2 : </text:p>
      <text:p text:style-name="P21"/>
      <text:p text:style-name="P32"><text:tab/>1/ Présenter le concept du parc.</text:p>
      <text:p text:style-name="P32"><text:soft-page-break/></text:p>
      <text:p text:style-name="P32"><text:tab/>2/ Informer sur les activités disponibles.</text:p>
      <text:p text:style-name="P32"><text:tab/><text:tab/>a) Quelles sont les activités ?</text:p>
      <text:p text:style-name="P32"><text:tab/><text:tab/>b) Qui peut y accéder ? (Age min/max, taille min/max, conditions particulières)</text:p>
      <text:p text:style-name="P32"/>
      <text:p text:style-name="P32"><text:tab/>3<text:span text:style-name="T14">/Permettre à l’utilisateur de nous faire part des axes d’améliorations qu’il estime judicieux. </text:span></text:p>
      <text:p text:style-name="P33"><text:tab/><text:tab/><text:span text:style-name="T4">a)</text:span><text:span text:style-name="T3"> Publication d’un avis ou envoie d’un message ?</text:span></text:p>
      <text:p text:style-name="P33"/>
      <text:p text:style-name="P33"><text:tab/><text:span text:style-name="T4">4/ </text:span><text:span text:style-name="T15">Informer sur le taux d’affluence par période du parc.</text:span></text:p>
      <text:p text:style-name="P4"><text:tab/><text:tab/><text:span text:style-name="T4">a) </text:span><text:span text:style-name="T3">Taux d’affluence par période.</text:span></text:p>
      <text:p text:style-name="P34"><text:tab/><text:tab/><text:span text:style-name="T4">b)</text:span><text:span text:style-name="T3"> Billetterie sold out sur une période ?</text:span></text:p>
      <text:p text:style-name="P34"/>
      <text:p text:style-name="P34"><text:tab/><text:span text:style-name="T4">5/ </text:span><text:span text:style-name="T16">Permettre à l’utilisateur de nous faire part de demandes particulières telles que l’accompagnement de personnes en situation de handicap.</text:span></text:p>
      <text:p text:style-name="P5"><text:tab/><text:tab/><text:span text:style-name="T4">a)</text:span><text:span text:style-name="T3"> Services proposés.</text:span></text:p>
      <text:p text:style-name="P5"><text:tab/><text:tab/><text:span text:style-name="T4">b)</text:span><text:span text:style-name="T3"> </text:span><text:s/><text:span text:style-name="T3">Formulaire à remplir ou numéro/adresse mail à contacter.</text:span></text:p>
      <text:p text:style-name="P36"><text:span text:style-name="T4"><text:tab/><text:tab/>c)</text:span><text:span text:style-name="T3"> Contacts.</text:span></text:p>
      <text:p text:style-name="P36"/>
      <text:p text:style-name="P36"><text:tab/><text:span text:style-name="T4">6/</text:span><text:span text:style-name="T23"> </text:span><text:span text:style-name="T22">Permettre à un utilisateur professionnel de nous contacter pour une visite officielle / annonce / interview / publicités.</text:span></text:p>
      <text:p text:style-name="P37"><text:span text:style-name="T22"><text:tab/><text:tab/></text:span><text:span text:style-name="T4">a)</text:span><text:span text:style-name="T3"> Service à contacter.</text:span></text:p>
      <text:p text:style-name="P20"/>
      <text:p text:style-name="P24"><text:tab/>7/ <text:span text:style-name="T24">Permettre à l’utilisateur de rechercher directement sur le site une activité, une fonctionnalité ou autre à partir d’une barre de recherche.</text:span></text:p>
      <text:p text:style-name="P6"><text:tab/><text:tab/><text:span text:style-name="T4">a)</text:span><text:span text:style-name="T3"> Intégrer une barre de recherche.</text:span></text:p>
      <text:p text:style-name="P25"><text:tab/><text:tab/><text:span text:style-name="T4">b)</text:span><text:span text:style-name="T3"> Créer des mots clés intuitifs pour l’utilisateur.</text:span></text:p>
      <text:p text:style-name="P25"/>
      <text:p text:style-name="P25"><text:tab/><text:span text:style-name="T4">8/ </text:span><text:span text:style-name="T26"><text:s/>Mettre en place un système d’envoi de photos souvenirs par l’utilisateur afin d’alimenter les réseaux du parc et de faire en sorte que l’utilisateur se sente investi dans la vie du parc.</text:span></text:p>
      <text:p text:style-name="P8"><text:tab/><text:tab/><text:span text:style-name="T4">a)</text:span><text:span text:style-name="T25"> Mettre en place une rubrique vie et souvenirs du parc.</text:span></text:p>
      <text:p text:style-name="P28"><text:tab/><text:tab/><text:span text:style-name="T4">b)</text:span><text:span text:style-name="T25"> Mettre en place un système d’envoi de fichiers.</text:span></text:p>
      <text:p text:style-name="P28"/>
      <text:p text:style-name="P28"><text:span text:style-name="T37"><text:tab/>9</text:span><text:span text:style-name="T15">/ Permettre à l’utilisateur de connaître les possibilités de logements proches du parc. </text:span></text:p>
      <text:p text:style-name="P3"><text:tab/><text:tab/><text:span text:style-name="T37">a)</text:span><text:span text:style-name="T3"> Localisation des logements proches.</text:span></text:p>
      <text:p text:style-name="P3"><text:soft-page-break/><text:tab/><text:tab/><text:span text:style-name="T37">b)</text:span><text:span text:style-name="T3"> Nature des logements proches (hôtels, campings, AirBnB, …).</text:span></text:p>
      <text:p text:style-name="P3"><text:tab/><text:tab/><text:span text:style-name="T37">c)</text:span><text:span text:style-name="T3"> Tarifs.</text:span></text:p>
      <text:p text:style-name="P31"><text:tab/><text:tab/><text:span text:style-name="T37">d)</text:span><text:span text:style-name="T3"> Notation et avis des logements.</text:span></text:p>
      <text:p text:style-name="P27"/>
      <text:p text:style-name="P27"/>
      <text:p text:style-name="P22">Prio 3 :</text:p>
      <text:p text:style-name="P24"/>
      <text:p text:style-name="P24"><text:tab/></text:p>
      <text:p text:style-name="P27"><text:tab/><text:span text:style-name="T4">1</text:span><text:span text:style-name="T14">/ Informer sur la localisation du parc.</text:span></text:p>
      <text:p text:style-name="P9"><text:tab/><text:tab/><text:span text:style-name="T4">a)</text:span><text:span text:style-name="T27"> Localisation.</text:span></text:p>
      <text:p text:style-name="P9"><text:tab/><text:tab/><text:span text:style-name="T4">b)</text:span><text:span text:style-name="T27"> Itinéraires.</text:span></text:p>
      <text:p text:style-name="P29"><text:span text:style-name="T4"><text:tab/><text:tab/>c)</text:span><text:span text:style-name="T27"> Plan du parc.</text:span></text:p>
      <text:p text:style-name="P29"/>
      <text:p text:style-name="P29"/>
      <text:p text:style-name="P29"><text:tab/><text:span text:style-name="T4">2</text:span>/ Informer sur les horaires d’ouverture du parc.</text:p>
      <text:p text:style-name="P9"><text:tab/><text:tab/><text:span text:style-name="T4">a)</text:span><text:span text:style-name="T27"> Périodes d’ouverture/fermeture.</text:span></text:p>
      <text:p text:style-name="P9"><text:tab/><text:tab/><text:span text:style-name="T4">b)</text:span><text:span text:style-name="T27"> Horaires d’ouverture/fermeture.</text:span></text:p>
      <text:p text:style-name="P9"/>
      <text:p text:style-name="P9"><text:tab/><text:span text:style-name="T4">3</text:span>/ Informer sur les tarifs en vigueur.</text:p>
      <text:p text:style-name="P9"><text:tab/><text:tab/><text:span text:style-name="T4">a) </text:span><text:span text:style-name="T27">Tarifs normaux.</text:span></text:p>
      <text:p text:style-name="P9"><text:tab/><text:tab/><text:span text:style-name="T4">b)</text:span><text:span text:style-name="T27"> Formules particulières.</text:span></text:p>
      <text:p text:style-name="P9"><text:s/></text:p>
      <text:p text:style-name="P9"><text:tab/><text:span text:style-name="T4">4</text:span>/ Informer sur les infrastructures disponibles dans le parc (restaurants, infirmerie, toilettes, parking,etc…).</text:p>
      <text:p text:style-name="P9"><text:tab/><text:tab/><text:span text:style-name="T4">a)</text:span><text:span text:style-name="T27"> Compris dans tarifs ?</text:span></text:p>
      <text:p text:style-name="P9"><text:tab/><text:tab/><text:span text:style-name="T4">b)</text:span><text:span text:style-name="T27"> Disponibilité au public.</text:span></text:p>
      <text:p text:style-name="P9"><text:tab/><text:tab/><text:span text:style-name="T4">c)</text:span><text:span text:style-name="T27"> </text:span><text:span text:style-name="T3">Conditions d’accueil.</text:span></text:p>
      <text:p text:style-name="P29"><text:span text:style-name="T4"><text:tab/><text:tab/>d)</text:span><text:span text:style-name="T3"> Services proposés (menu des restaurants, vestiaires, etc.…).</text:span></text:p>
      <text:p text:style-name="P29"/>
      <text:p text:style-name="P29"><text:tab/><text:span text:style-name="T4">5</text:span><text:span text:style-name="T23">/ Permettre à l’utilisateur de se rendre sur les réseaux sociaux du parc depuis le site.</text:span></text:p>
      <text:p text:style-name="P41"><text:span text:style-name="T18"><text:tab/><text:tab/></text:span><text:span text:style-name="T19">a)</text:span><text:span text:style-name="T17"> Informer sur quels réseaux est présent le parc.</text:span></text:p>
      <text:p text:style-name="P41"><text:span text:style-name="T20"><text:tab/><text:tab/></text:span><text:span text:style-name="T21">b)</text:span><text:span text:style-name="T20"> Liens.</text:span></text:p>
      <text:p text:style-name="P27"/>
      <text:p text:style-name="P25"/>
      <text:p text:style-name="P10"><text:tab/><text:span text:style-name="T28">6/</text:span> Informer l’utilisateur sur les systèmes de sécurité mis en place par le parc (infirmerie, sécurité anti incendie, etc.).</text:p>
      <text:p text:style-name="P10"><text:tab/><text:tab/><text:span text:style-name="T28">a)</text:span><text:span text:style-name="T3"> Informer.</text:span></text:p>
      <text:p text:style-name="P10"><text:soft-page-break/><text:tab/></text:p>
      <text:p text:style-name="P7"><text:tab/><text:span text:style-name="T28">7</text:span>/ Informer l’utilisateur sur les normes et certifications obtenues par le parc.</text:p>
      <text:p text:style-name="P26"><text:tab/><text:tab/><text:span text:style-name="T28">a) </text:span><text:span text:style-name="T3">A intégrer dans la fonctionnalité 18 ?</text:span></text:p>
      <text:p text:style-name="P11"><text:tab/><text:span text:style-name="T28">8</text:span>/ Informer l’utilisateur sur l’acceptation ou le refus d’animaux de compagnie. </text:p>
      <text:p text:style-name="P11"><text:tab/><text:tab/><text:span text:style-name="T28">a)</text:span><text:span text:style-name="T3"> Informer sur la possibilité.</text:span></text:p>
      <text:p text:style-name="P11"><text:tab/><text:tab/><text:span text:style-name="T28">b)</text:span><text:span text:style-name="T3"> Informer sur les services disponibles.</text:span></text:p>
      <text:p text:style-name="P11"><text:tab/><text:tab/><text:span text:style-name="T28">c)</text:span><text:span text:style-name="T3"> Si accepté, formulaire particulier. </text:span></text:p>
      <text:p text:style-name="P11"/>
      <text:p text:style-name="P12"><text:tab/><text:span text:style-name="T28">9</text:span>/ Informer l’utilisateur sur la possibilité d’organisation de séminaires ou conférences d’entreprises. </text:p>
      <text:p text:style-name="P12"><text:tab/><text:tab/><text:span text:style-name="T28">a)</text:span><text:span text:style-name="T29"> Informer sur la possibilité.</text:span></text:p>
      <text:p text:style-name="P12"><text:tab/><text:tab/><text:span text:style-name="T28">b)</text:span><text:span text:style-name="T29"> Service à contacter.</text:span></text:p>
      <text:p text:style-name="P12"/>
      <text:p text:style-name="P13"><text:tab/><text:span text:style-name="T28">10</text:span>/ Informer l’utilisateur sur les conditions légales et les conditions de vente.</text:p>
      <text:p text:style-name="P13"/>
      <text:p text:style-name="P13"><text:tab/><text:span text:style-name="T28">11/</text:span><text:span text:style-name="T30"> Informer l’utilisateur sur les sites et entreprises partenaires du parc (hôtels, compagnies aériennes, etc.…).</text:span></text:p>
      <text:p text:style-name="P14"><text:tab/><text:tab/><text:span text:style-name="T28">a)</text:span><text:span text:style-name="T25"> Informer sur les partenaires.</text:span></text:p>
      <text:p text:style-name="P14"><text:tab/><text:tab/><text:span text:style-name="T28">b)</text:span><text:span text:style-name="T25"> Liens vers les partenaires.</text:span></text:p>
      <text:p text:style-name="P14"/>
      <text:p text:style-name="P15"><text:tab/><text:span text:style-name="T28">12</text:span>/ Informer l’utilisateur sur les engagements du parc (écologique, associatif, etc.…).</text:p>
      <text:p text:style-name="P15"><text:tab/><text:tab/><text:span text:style-name="T28">a)</text:span><text:span text:style-name="T25"> Informer.</text:span></text:p>
      <text:p text:style-name="P15"><text:tab/><text:tab/><text:span text:style-name="T28">b)</text:span><text:span text:style-name="T25"> Liens vers les organismes et associations partenaires des engagements.</text:span></text:p>
      <text:p text:style-name="P15"/>
      <text:p text:style-name="P16"><text:tab/><text:span text:style-name="T28">13</text:span>/ Informer l’utilisateur sur les récompenses obtenues par le parc (parc le plus propre, meilleur parc, etc.…).</text:p>
      <text:p text:style-name="P16"><text:tab/><text:tab/><text:span text:style-name="T28">a)</text:span><text:span text:style-name="T25"> Informer.</text:span></text:p>
      <text:p text:style-name="P16"><text:tab/><text:tab/><text:span text:style-name="T28">b)</text:span><text:span text:style-name="T25"> Labels et récompenses.</text:span></text:p>
      <text:p text:style-name="P16"><text:span text:style-name="T28"><text:tab/><text:tab/>c)</text:span><text:span text:style-name="T25"> Liens vers les organismes délivreurs des labels et récompenses.</text:span></text:p>
      <text:p text:style-name="P16"/>
      <text:p text:style-name="P16"/>
      <text:p text:style-name="P16"/>
      <text:p text:style-name="P16"/>
      <text:p text:style-name="P23"><text:soft-page-break/>Prio 4 :</text:p>
      <text:p text:style-name="P30"/>
      <text:p text:style-name="P30"><text:tab/><text:span text:style-name="T34">1/ Permettre à l’utilisateur de payer en ligne.</text:span></text:p>
      <text:p text:style-name="P19"><text:tab/><text:tab/><text:span text:style-name="T3">1- Paiement en ligne.</text:span></text:p>
      <text:p text:style-name="P35"><text:tab/><text:tab/><text:span text:style-name="T3">2- Modalités de paiement (mode de paiement, paiement en plusieurs fois,…).</text:span></text:p>
      <text:p text:style-name="P35"/>
      <text:p text:style-name="P17"><text:tab/>2/ Mettre en place un numéro de contact pour les demandes que l’on peut qualifier d’urgentes.</text:p>
      <text:p text:style-name="P17"><text:tab/><text:tab/><text:span text:style-name="T31">a)</text:span><text:span text:style-name="T35"> Définir quelles types de demandes sont considérées comme urgentes pour éviter les abus. </text:span></text:p>
      <text:p text:style-name="P38"><text:tab/><text:tab/><text:span text:style-name="T31">b)</text:span><text:span text:style-name="T35"> Mettre en place le numéro de contact.</text:span></text:p>
      <text:p text:style-name="P18"/>
      <text:p text:style-name="P19"><text:tab/><text:span text:style-name="T31">3</text:span><text:span text:style-name="T36">/ Permettre à l’utilisateur de modifier la langue d’affichage du site. </text:span></text:p>
      <text:p text:style-name="P3"/>
      <text:p text:style-name="P1"><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2T09:58:11.086000000</meta:creation-date>
    <dc:date>2021-07-22T16:58:07.061000000</dc:date>
    <meta:editing-duration>PT2H41M21S</meta:editing-duration>
    <meta:editing-cycles>5</meta:editing-cycles>
    <meta:generator>LibreOffice/7.1.2.2$Windows_X86_64 LibreOffice_project/8a45595d069ef5570103caea1b71cc9d82b2aae4</meta:generator>
    <meta:document-statistic meta:table-count="0" meta:image-count="0" meta:object-count="0" meta:page-count="5" meta:paragraph-count="102" meta:word-count="727" meta:character-count="4810" meta:non-whitespace-character-count="4002"/>
  </office:meta>
</office:document-meta>
</file>